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P2" style:family="paragraph" style:parent-style-name="Preformatted_20_Text">
      <style:paragraph-properties fo:text-align="end" style:justify-single-word="false" style:writing-mode="rl-tb"/>
      <style:text-properties fo:font-size="12pt" fo:font-weight="normal" style:font-size-asian="12pt" style:font-weight-asian="normal" style:font-name-complex="B Nazanin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officeooo:rsid="00145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نمایش متن فارسی:</text:p>
      <text:p text:style-name="P2"><text:tab/>بخاطر اینکه امکان چاپ متن فارسی در شل وجود نداشت و تصمیم گرفتم برنامه رو با ماژول bottle <text:s/>ران کنم. این جوری هم باحال تره (به نظم من) و اینکه میشه بعدا اون رو روی سرورمون هم ران کنیم.</text:p>
      <text:p text:style-name="P2"/>
      <text:p text:style-name="P2">* <text:span text:style-name="T1">این نسخه آزاد و توی گیت‌هاب قرار خواهد گرفت:</text:span></text:p>
      <text:p text:style-name="P1">* امکان ارسال یک رشته ورودی به برنامه با argv <text:span text:style-name="T3">(در آینده)</text:span></text:p>
      <text:p text:style-name="P2"><text:span text:style-name="T1"><text:tab/></text:span>برنامه از طریق شل میتونه یک رشته رو به عنوان ورودی بگیره. رشته میتونه حاوی تمام کلماتی که قراره ترجمه بشه باشه که با خط‌تیره (-) از هم جدا شدن. مثلا: “book-wall-black-dictionary”</text:p>
      <text:p text:style-name="P2">پس برنامه همیشه لیست argv رو چک میکنه.</text:p>
      <text:p text:style-name="P2">* <text:span text:style-name="T1">رشته ورودی‌که بیش از یک کلمه درونش جای داره بعدا توی رابط کاربری و از طریق textbox‌ هم امکانش وجود داره هم گرفته بشه.</text:span></text:p>
      <text:p text:style-name="P2"><text:span text:style-name="T1">* امکان ارسال رشته از طریق url <text:s/>هم وجود داره. مثلا:</text:span><text:span text:style-name="T2"> </text:span><text:a xlink:type="simple" xlink:href="http://localhost:8080/dict/book-wall-black" text:style-name="Internet_20_link" text:visited-style-name="Visited_20_Internet_20_Link"><text:span text:style-name="T2">http://localhost:8080/dict/book-wall-black</text:span></text:a></text:p>
      <text:p text:style-name="P1">* تشخیص الگو abc* و *abc جهت نمایش کلماتی که با abc شروع میشن یا خاتمه پیدا میکن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9T19:38:42.020491210</dc:date>
    <meta:generator>LibreOffice/4.4.2.2$Linux_X86_64 LibreOffice_project/40m0$Build-2</meta:generator>
    <meta:editing-duration>PT6M38S</meta:editing-duration>
    <meta:editing-cycles>7</meta:editing-cycles>
    <meta:document-statistic meta:table-count="0" meta:image-count="0" meta:object-count="0" meta:page-count="1" meta:paragraph-count="9" meta:word-count="160" meta:character-count="811" meta:non-whitespace-character-count="656"/>
  </office:meta>
</office:document-meta>
</file>